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F">
          <delta:change-info>
            <dc:creator>John Smith</dc:creator>
            <dc:date>2010-06-23T11:00:00</dc:date>
          </delta:change-info>
        </delta:change-transaction>
      </delta:tracked-changes>
      <text:h text:outline-level="1" text:style-name="P1">List Item Numbering Restarted</text:h>
      <text:p text:style-name="P2">In this example, the second list item in the following list will have the numbering restarted. This has the effect of adding a new attribute to the list item</text:p>
      <text:list text:style-name="L11">
        <text:list-item>
          <text:p text:style-name="P2">This is the first item, numbered as 1</text:p>
        </text:list-item>
        <text:list-item text:start-value="1" ac:change001="F,insert,text:start-value">
          <text:p text:style-name="P2"><text:span text:style-name="T1">This is the second item, initially numberd as 2. Numbering will be restarted so that it becomes 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8T17:43:24</dc:date>
    <meta:creation-date>2010-06-23T11:24:13</meta:creation-date>
    <dc:creator>Tristan Mitchell</dc:creator>
  </office:meta>
</office:document-meta>
</file>